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cdf5pr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#N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speedup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088620029210441">
            <text:p>0,0088620029</text:p>
          </table:table-cell>
          <table:table-cell office:value-type="float" office:value="0.0000286133174939419">
            <text:p>2,86133174939419E-005</text:p>
          </table:table-cell>
          <table:table-cell table:formula="of:=20/[.A2]" office:value-type="float" office:value="1">
            <text:p>1</text:p>
          </table:table-cell>
          <table:table-cell table:formula="of:=[.F1]-[.B2]" office:value-type="float" office:value="1">
            <text:p>1</text:p>
          </table:table-cell>
          <table:table-cell table:formula="of:=[.G1]-[.C2]" office:value-type="float" office:value="0.991137997078956">
            <text:p>0,9911379971</text:p>
          </table:table-cell>
          <table:table-cell table:formula="of:=[.H1]-[.D2]" office:value-type="float" office:value="0.999971386682506">
            <text:p>0,99997138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34961788687425">
            <text:p>0,1349617887</text:p>
          </table:table-cell>
          <table:table-cell office:value-type="float" office:value="0.000855541821072467">
            <text:p>0,0008555418</text:p>
          </table:table-cell>
          <table:table-cell table:formula="of:=20/[.A3]" office:value-type="float" office:value="1.05263157894737">
            <text:p>1,0526315789</text:p>
          </table:table-cell>
          <table:table-cell table:formula="of:=[.F2]-[.B3]" office:value-type="float" office:value="1">
            <text:p>1</text:p>
          </table:table-cell>
          <table:table-cell table:formula="of:=[.G2]-[.C3]" office:value-type="float" office:value="0.856176208391531">
            <text:p>0,8561762084</text:p>
          </table:table-cell>
          <table:table-cell table:formula="of:=[.H2]-[.D3]" office:value-type="float" office:value="0.999115844861434">
            <text:p>0,999115844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4316900649999">
            <text:p>0,431690065</text:p>
          </table:table-cell>
          <table:table-cell office:value-type="float" office:value="0.00149856676239852">
            <text:p>0,0014985668</text:p>
          </table:table-cell>
          <table:table-cell table:formula="of:=20/[.A4]" office:value-type="float" office:value="1.11111111111111">
            <text:p>1,1111111111</text:p>
          </table:table-cell>
          <table:table-cell table:formula="of:=[.F3]-[.B4]" office:value-type="float" office:value="1">
            <text:p>1</text:p>
          </table:table-cell>
          <table:table-cell table:formula="of:=[.G3]-[.C4]" office:value-type="float" office:value="0.424486143391631">
            <text:p>0,4244861434</text:p>
          </table:table-cell>
          <table:table-cell table:formula="of:=[.H3]-[.D4]" office:value-type="float" office:value="0.997617278099035">
            <text:p>0,997617278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357987383849096">
            <text:p>0,3579873838</text:p>
          </table:table-cell>
          <table:table-cell office:value-type="float" office:value="0.0199578424403354">
            <text:p>0,0199578424</text:p>
          </table:table-cell>
          <table:table-cell table:formula="of:=20/[.A5]" office:value-type="float" office:value="1.17647058823529">
            <text:p>1,1764705882</text:p>
          </table:table-cell>
          <table:table-cell table:formula="of:=[.F4]-[.B5]" office:value-type="float" office:value="1">
            <text:p>1</text:p>
          </table:table-cell>
          <table:table-cell table:formula="of:=[.G4]-[.C5]" office:value-type="float" office:value="0.0664987595425349">
            <text:p>0,0664987595</text:p>
          </table:table-cell>
          <table:table-cell table:formula="of:=[.H4]-[.D5]" office:value-type="float" office:value="0.9776594356587">
            <text:p>0,977659435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653187693558304">
            <text:p>0,0653187694</text:p>
          </table:table-cell>
          <table:table-cell office:value-type="float" office:value="0.0145190563016768">
            <text:p>0,0145190563</text:p>
          </table:table-cell>
          <table:table-cell table:formula="of:=20/[.A6]" office:value-type="float" office:value="1.25">
            <text:p>1,25</text:p>
          </table:table-cell>
          <table:table-cell table:formula="of:=[.F5]-[.B6]" office:value-type="float" office:value="1">
            <text:p>1</text:p>
          </table:table-cell>
          <table:table-cell table:formula="of:=[.G5]-[.C6]" office:value-type="float" office:value="0.00117999018670455">
            <text:p>0,0011799902</text:p>
          </table:table-cell>
          <table:table-cell table:formula="of:=[.H5]-[.D6]" office:value-type="float" office:value="0.963140379357023">
            <text:p>0,963140379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011796840843265">
            <text:p>0,0011796841</text:p>
          </table:table-cell>
          <table:table-cell office:value-type="float" office:value="0.136847312874713">
            <text:p>0,1368473129</text:p>
          </table:table-cell>
          <table:table-cell table:formula="of:=20/[.A7]" office:value-type="float" office:value="1.33333333333333">
            <text:p>1,3333333333</text:p>
          </table:table-cell>
          <table:table-cell table:formula="of:=[.F6]-[.B7]" office:value-type="float" office:value="1">
            <text:p>1</text:p>
          </table:table-cell>
          <table:table-cell table:formula="of:=[.G6]-[.C7]" office:value-type="float" office:value="0.000000306102378042289">
            <text:p>3,06102378042289E-007</text:p>
          </table:table-cell>
          <table:table-cell table:formula="of:=[.H6]-[.D7]" office:value-type="float" office:value="0.82629306648231">
            <text:p>0,826293066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9425344351843">
            <text:p>0,0499425344</text:p>
          </table:table-cell>
          <table:table-cell table:formula="of:=20/[.A8]" office:value-type="float" office:value="1.42857142857143">
            <text:p>1,4285714286</text:p>
          </table:table-cell>
          <table:table-cell table:formula="of:=[.F7]-[.B8]" office:value-type="float" office:value="1">
            <text:p>1</text:p>
          </table:table-cell>
          <table:table-cell table:formula="of:=[.G7]-[.C8]" office:value-type="float" office:value="0.000000306102378042289">
            <text:p>3,06102378042289E-007</text:p>
          </table:table-cell>
          <table:table-cell table:formula="of:=[.H7]-[.D8]" office:value-type="float" office:value="0.776350532047126">
            <text:p>0,77635053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363510779999547">
            <text:p>0,36351078</text:p>
          </table:table-cell>
          <table:table-cell table:formula="of:=20/[.A9]" office:value-type="float" office:value="1.53846153846154">
            <text:p>1,5384615385</text:p>
          </table:table-cell>
          <table:table-cell table:formula="of:=[.F8]-[.B9]" office:value-type="float" office:value="1">
            <text:p>1</text:p>
          </table:table-cell>
          <table:table-cell table:formula="of:=[.G8]-[.C9]" office:value-type="float" office:value="0.000000306102378042289">
            <text:p>3,06102378042289E-007</text:p>
          </table:table-cell>
          <table:table-cell table:formula="of:=[.H8]-[.D9]" office:value-type="float" office:value="0.412839752047578">
            <text:p>0,41283975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07375960596092">
            <text:p>0,073759606</text:p>
          </table:table-cell>
          <table:table-cell office:value-type="float" office:value="0">
            <text:p>0</text:p>
          </table:table-cell>
          <table:table-cell office:value-type="float" office:value="0.0635609393946241">
            <text:p>0,0635609394</text:p>
          </table:table-cell>
          <table:table-cell table:formula="of:=20/[.A10]" office:value-type="float" office:value="1.66666666666667">
            <text:p>1,6666666667</text:p>
          </table:table-cell>
          <table:table-cell table:formula="of:=[.F9]-[.B10]" office:value-type="float" office:value="0.92624039403908">
            <text:p>0,926240394</text:p>
          </table:table-cell>
          <table:table-cell table:formula="of:=[.G9]-[.C10]" office:value-type="float" office:value="0.000000306102378042289">
            <text:p>3,06102378042289E-007</text:p>
          </table:table-cell>
          <table:table-cell table:formula="of:=[.H9]-[.D10]" office:value-type="float" office:value="0.349278812652954">
            <text:p>0,349278812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872684948955852">
            <text:p>0,872684949</text:p>
          </table:table-cell>
          <table:table-cell office:value-type="float" office:value="0">
            <text:p>0</text:p>
          </table:table-cell>
          <table:table-cell office:value-type="float" office:value="0.330696998992521">
            <text:p>0,330696999</text:p>
          </table:table-cell>
          <table:table-cell table:formula="of:=20/[.A11]" office:value-type="float" office:value="1.81818181818182">
            <text:p>1,8181818182</text:p>
          </table:table-cell>
          <table:table-cell table:formula="of:=[.F10]-[.B11]" office:value-type="float" office:value="0.0535554450832279">
            <text:p>0,0535554451</text:p>
          </table:table-cell>
          <table:table-cell table:formula="of:=[.G10]-[.C11]" office:value-type="float" office:value="0.000000306102378042289">
            <text:p>3,06102378042289E-007</text:p>
          </table:table-cell>
          <table:table-cell table:formula="of:=[.H10]-[.D11]" office:value-type="float" office:value="0.0185818136604332">
            <text:p>0,018581813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535553747727009">
            <text:p>0,0535553748</text:p>
          </table:table-cell>
          <table:table-cell office:value-type="float" office:value="0">
            <text:p>0</text:p>
          </table:table-cell>
          <table:table-cell office:value-type="float" office:value="0.018581676568829">
            <text:p>0,0185816766</text:p>
          </table:table-cell>
          <table:table-cell table:formula="of:=20/[.A12]" office:value-type="float" office:value="2">
            <text:p>2</text:p>
          </table:table-cell>
          <table:table-cell table:formula="of:=[.F11]-[.B12]" office:value-type="float" office:value="0.0000000703105269422855">
            <text:p>7,03105269422855E-008</text:p>
          </table:table-cell>
          <table:table-cell table:formula="of:=[.G11]-[.C12]" office:value-type="float" office:value="0.000000306102378042289">
            <text:p>3,06102378042289E-007</text:p>
          </table:table-cell>
          <table:table-cell table:formula="of:=[.H11]-[.D12]" office:value-type="float" office:value="0.000000137091604193729">
            <text:p>1,37091604193729E-007</text:p>
          </table:table-cell>
        </table:table-row>
      </table:table>
      <table:table table:name="ccdf5uni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#N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Speedup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00366615972122945">
            <text:p>0,0036661597</text:p>
          </table:table-cell>
          <table:table-cell office:value-type="float" office:value="0.00586144949030883">
            <text:p>0,0058614495</text:p>
          </table:table-cell>
          <table:table-cell table:formula="of:=20/[.A2]" office:value-type="float" office:value="1">
            <text:p>1</text:p>
          </table:table-cell>
          <table:table-cell table:formula="of:=[.F1]-[.B2]" office:value-type="float" office:value="1">
            <text:p>1</text:p>
          </table:table-cell>
          <table:table-cell table:formula="of:=[.G1]-[.C2]" office:value-type="float" office:value="0.996333840278771">
            <text:p>0,9963338403</text:p>
          </table:table-cell>
          <table:table-cell table:formula="of:=[.H1]-[.D2]" office:value-type="float" office:value="0.994138550509691">
            <text:p>0,99413855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0711777775897023">
            <text:p>0,0711777776</text:p>
          </table:table-cell>
          <table:table-cell office:value-type="float" office:value="0.0327977090217922">
            <text:p>0,032797709</text:p>
          </table:table-cell>
          <table:table-cell table:formula="of:=20/[.A3]" office:value-type="float" office:value="1.05263157894737">
            <text:p>1,0526315789</text:p>
          </table:table-cell>
          <table:table-cell table:formula="of:=[.F2]-[.B3]" office:value-type="float" office:value="1">
            <text:p>1</text:p>
          </table:table-cell>
          <table:table-cell table:formula="of:=[.G2]-[.C3]" office:value-type="float" office:value="0.925156062689068">
            <text:p>0,9251560627</text:p>
          </table:table-cell>
          <table:table-cell table:formula="of:=[.H2]-[.D3]" office:value-type="float" office:value="0.961340841487899">
            <text:p>0,961340841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316218359841412">
            <text:p>0,3162183598</text:p>
          </table:table-cell>
          <table:table-cell office:value-type="float" office:value="0.039531059659344">
            <text:p>0,0395310597</text:p>
          </table:table-cell>
          <table:table-cell table:formula="of:=20/[.A4]" office:value-type="float" office:value="1.11111111111111">
            <text:p>1,1111111111</text:p>
          </table:table-cell>
          <table:table-cell table:formula="of:=[.F3]-[.B4]" office:value-type="float" office:value="1">
            <text:p>1</text:p>
          </table:table-cell>
          <table:table-cell table:formula="of:=[.G3]-[.C4]" office:value-type="float" office:value="0.608937702847657">
            <text:p>0,6089377028</text:p>
          </table:table-cell>
          <table:table-cell table:formula="of:=[.H3]-[.D4]" office:value-type="float" office:value="0.921809781828555">
            <text:p>0,921809781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434271814232783">
            <text:p>0,4342718142</text:p>
          </table:table-cell>
          <table:table-cell office:value-type="float" office:value="0.155542535943883">
            <text:p>0,1555425359</text:p>
          </table:table-cell>
          <table:table-cell table:formula="of:=20/[.A5]" office:value-type="float" office:value="1.17647058823529">
            <text:p>1,1764705882</text:p>
          </table:table-cell>
          <table:table-cell table:formula="of:=[.F4]-[.B5]" office:value-type="float" office:value="1">
            <text:p>1</text:p>
          </table:table-cell>
          <table:table-cell table:formula="of:=[.G4]-[.C5]" office:value-type="float" office:value="0.174665888614873">
            <text:p>0,1746658886</text:p>
          </table:table-cell>
          <table:table-cell table:formula="of:=[.H4]-[.D5]" office:value-type="float" office:value="0.766267245884672">
            <text:p>0,766267245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67778593978481">
            <text:p>0,167778594</text:p>
          </table:table-cell>
          <table:table-cell office:value-type="float" office:value="0.0890716195017909">
            <text:p>0,0890716195</text:p>
          </table:table-cell>
          <table:table-cell table:formula="of:=20/[.A6]" office:value-type="float" office:value="1.25">
            <text:p>1,25</text:p>
          </table:table-cell>
          <table:table-cell table:formula="of:=[.F5]-[.B6]" office:value-type="float" office:value="1">
            <text:p>1</text:p>
          </table:table-cell>
          <table:table-cell table:formula="of:=[.G5]-[.C6]" office:value-type="float" office:value="0.00688729463639198">
            <text:p>0,0068872946</text:p>
          </table:table-cell>
          <table:table-cell table:formula="of:=[.H5]-[.D6]" office:value-type="float" office:value="0.677195626382881">
            <text:p>0,677195626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0688689911127591">
            <text:p>0,0068868991</text:p>
          </table:table-cell>
          <table:table-cell office:value-type="float" office:value="0.276691349087668">
            <text:p>0,2766913491</text:p>
          </table:table-cell>
          <table:table-cell table:formula="of:=20/[.A7]" office:value-type="float" office:value="1.33333333333333">
            <text:p>1,3333333333</text:p>
          </table:table-cell>
          <table:table-cell table:formula="of:=[.F6]-[.B7]" office:value-type="float" office:value="1">
            <text:p>1</text:p>
          </table:table-cell>
          <table:table-cell table:formula="of:=[.G6]-[.C7]" office:value-type="float" office:value="0.000000395525116068073">
            <text:p>3,95525116068073E-007</text:p>
          </table:table-cell>
          <table:table-cell table:formula="of:=[.H6]-[.D7]" office:value-type="float" office:value="0.400504277295214">
            <text:p>0,400504277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856389349995489">
            <text:p>0,085638935</text:p>
          </table:table-cell>
          <table:table-cell table:formula="of:=20/[.A8]" office:value-type="float" office:value="1.42857142857143">
            <text:p>1,4285714286</text:p>
          </table:table-cell>
          <table:table-cell table:formula="of:=[.F7]-[.B8]" office:value-type="float" office:value="1">
            <text:p>1</text:p>
          </table:table-cell>
          <table:table-cell table:formula="of:=[.G7]-[.C8]" office:value-type="float" office:value="0.000000395525116068073">
            <text:p>3,95525116068073E-007</text:p>
          </table:table-cell>
          <table:table-cell table:formula="of:=[.H7]-[.D8]" office:value-type="float" office:value="0.314865342295665">
            <text:p>0,314865342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0.216391818674867">
            <text:p>0,2163918187</text:p>
          </table:table-cell>
          <table:table-cell table:formula="of:=20/[.A9]" office:value-type="float" office:value="1.53846153846154">
            <text:p>1,5384615385</text:p>
          </table:table-cell>
          <table:table-cell table:formula="of:=[.F8]-[.B9]" office:value-type="float" office:value="1">
            <text:p>1</text:p>
          </table:table-cell>
          <table:table-cell table:formula="of:=[.G8]-[.C9]" office:value-type="float" office:value="0.000000395525116068073">
            <text:p>3,95525116068073E-007</text:p>
          </table:table-cell>
          <table:table-cell table:formula="of:=[.H8]-[.D9]" office:value-type="float" office:value="0.0984735236207978">
            <text:p>0,098473523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63086576077171">
            <text:p>0,1630865761</text:p>
          </table:table-cell>
          <table:table-cell office:value-type="float" office:value="0">
            <text:p>0</text:p>
          </table:table-cell>
          <table:table-cell office:value-type="float" office:value="0.033165673675075">
            <text:p>0,0331656737</text:p>
          </table:table-cell>
          <table:table-cell table:formula="of:=20/[.A10]" office:value-type="float" office:value="1.66666666666667">
            <text:p>1,6666666667</text:p>
          </table:table-cell>
          <table:table-cell table:formula="of:=[.F9]-[.B10]" office:value-type="float" office:value="0.836913423922829">
            <text:p>0,8369134239</text:p>
          </table:table-cell>
          <table:table-cell table:formula="of:=[.G9]-[.C10]" office:value-type="float" office:value="0.000000395525116068073">
            <text:p>3,95525116068073E-007</text:p>
          </table:table-cell>
          <table:table-cell table:formula="of:=[.H9]-[.D10]" office:value-type="float" office:value="0.0653078499457227">
            <text:p>0,065307849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789219517888612">
            <text:p>0,7892195179</text:p>
          </table:table-cell>
          <table:table-cell office:value-type="float" office:value="0">
            <text:p>0</text:p>
          </table:table-cell>
          <table:table-cell office:value-type="float" office:value="0.0623726709939207">
            <text:p>0,062372671</text:p>
          </table:table-cell>
          <table:table-cell table:formula="of:=20/[.A11]" office:value-type="float" office:value="1.81818181818182">
            <text:p>1,8181818182</text:p>
          </table:table-cell>
          <table:table-cell table:formula="of:=[.F10]-[.B11]" office:value-type="float" office:value="0.0476939060342169">
            <text:p>0,047693906</text:p>
          </table:table-cell>
          <table:table-cell table:formula="of:=[.G10]-[.C11]" office:value-type="float" office:value="0.000000395525116068073">
            <text:p>3,95525116068073E-007</text:p>
          </table:table-cell>
          <table:table-cell table:formula="of:=[.H10]-[.D11]" office:value-type="float" office:value="0.00293517895180204">
            <text:p>0,00293517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476937721744965">
            <text:p>0,0476937722</text:p>
          </table:table-cell>
          <table:table-cell office:value-type="float" office:value="0">
            <text:p>0</text:p>
          </table:table-cell>
          <table:table-cell office:value-type="float" office:value="0.00293495390290023">
            <text:p>0,0029349539</text:p>
          </table:table-cell>
          <table:table-cell table:formula="of:=20/[.A12]" office:value-type="float" office:value="2">
            <text:p>2</text:p>
          </table:table-cell>
          <table:table-cell table:formula="of:=[.F11]-[.B12]" office:value-type="float" office:value="0.000000133859720363727">
            <text:p>1,33859720363727E-007</text:p>
          </table:table-cell>
          <table:table-cell table:formula="of:=[.G11]-[.C12]" office:value-type="float" office:value="0.000000395525116068073">
            <text:p>3,95525116068073E-007</text:p>
          </table:table-cell>
          <table:table-cell table:formula="of:=[.H11]-[.D12]" office:value-type="float" office:value="0.00000022504890181789">
            <text:p>0,000000225</text:p>
          </table:table-cell>
        </table:table-row>
      </table:table>
      <table:table table:name="ccdf7pr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#N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Speedup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00459205343029685">
            <text:p>0,0004592053</text:p>
          </table:table-cell>
          <table:table-cell office:value-type="float" office:value="0.000000701015863041337">
            <text:p>0,000000701</text:p>
          </table:table-cell>
          <table:table-cell table:formula="of:=12/[.A2]" office:value-type="float" office:value="1">
            <text:p>1</text:p>
          </table:table-cell>
          <table:table-cell table:formula="of:=[.F1]-[.B2]" office:value-type="float" office:value="1">
            <text:p>1</text:p>
          </table:table-cell>
          <table:table-cell table:formula="of:=[.G1]-[.C2]" office:value-type="float" office:value="0.99954079465697">
            <text:p>0,9995407947</text:p>
          </table:table-cell>
          <table:table-cell table:formula="of:=[.H1]-[.D2]" office:value-type="float" office:value="0.999999298984137">
            <text:p>0,99999929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0863172620222767">
            <text:p>0,0086317262</text:p>
          </table:table-cell>
          <table:table-cell office:value-type="float" office:value="0.000230502890795748">
            <text:p>0,0002305029</text:p>
          </table:table-cell>
          <table:table-cell table:formula="of:=12/[.A3]" office:value-type="float" office:value="1.09090909090909">
            <text:p>1,0909090909</text:p>
          </table:table-cell>
          <table:table-cell table:formula="of:=[.F2]-[.B3]" office:value-type="float" office:value="1">
            <text:p>1</text:p>
          </table:table-cell>
          <table:table-cell table:formula="of:=[.G2]-[.C3]" office:value-type="float" office:value="0.990909068454743">
            <text:p>0,9909090685</text:p>
          </table:table-cell>
          <table:table-cell table:formula="of:=[.H2]-[.D3]" office:value-type="float" office:value="0.999768796093341">
            <text:p>0,999768796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511977292162855">
            <text:p>0,0511977292</text:p>
          </table:table-cell>
          <table:table-cell office:value-type="float" office:value="0.00249916122335223">
            <text:p>0,0024991612</text:p>
          </table:table-cell>
          <table:table-cell table:formula="of:=12/[.A4]" office:value-type="float" office:value="1.2">
            <text:p>1,2</text:p>
          </table:table-cell>
          <table:table-cell table:formula="of:=[.F3]-[.B4]" office:value-type="float" office:value="1">
            <text:p>1</text:p>
          </table:table-cell>
          <table:table-cell table:formula="of:=[.G3]-[.C4]" office:value-type="float" office:value="0.939711339238457">
            <text:p>0,9397113392</text:p>
          </table:table-cell>
          <table:table-cell table:formula="of:=[.H3]-[.D4]" office:value-type="float" office:value="0.997269634869989">
            <text:p>0,9972696349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4902211983963">
            <text:p>0,114902212</text:p>
          </table:table-cell>
          <table:table-cell office:value-type="float" office:value="0.0532404243100461">
            <text:p>0,0532404243</text:p>
          </table:table-cell>
          <table:table-cell table:formula="of:=12/[.A5]" office:value-type="float" office:value="1.33333333333333">
            <text:p>1,3333333333</text:p>
          </table:table-cell>
          <table:table-cell table:formula="of:=[.F4]-[.B5]" office:value-type="float" office:value="1">
            <text:p>1</text:p>
          </table:table-cell>
          <table:table-cell table:formula="of:=[.G4]-[.C5]" office:value-type="float" office:value="0.824809127254494">
            <text:p>0,8248091273</text:p>
          </table:table-cell>
          <table:table-cell table:formula="of:=[.H4]-[.D5]" office:value-type="float" office:value="0.944029210559943">
            <text:p>0,944029210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011640093425322">
            <text:p>0,0001164009</text:p>
          </table:table-cell>
          <table:table-cell office:value-type="float" office:value="0.328365095119863">
            <text:p>0,3283650951</text:p>
          </table:table-cell>
          <table:table-cell office:value-type="float" office:value="0.25354388623158">
            <text:p>0,2535438862</text:p>
          </table:table-cell>
          <table:table-cell table:formula="of:=12/[.A6]" office:value-type="float" office:value="1.5">
            <text:p>1,5</text:p>
          </table:table-cell>
          <table:table-cell table:formula="of:=[.F5]-[.B6]" office:value-type="float" office:value="0.999883599065747">
            <text:p>0,9998835991</text:p>
          </table:table-cell>
          <table:table-cell table:formula="of:=[.G5]-[.C6]" office:value-type="float" office:value="0.496444032134631">
            <text:p>0,4964440321</text:p>
          </table:table-cell>
          <table:table-cell table:formula="of:=[.H5]-[.D6]" office:value-type="float" office:value="0.690485324328362">
            <text:p>0,690485324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28581208806504">
            <text:p>0,2285812088</text:p>
          </table:table-cell>
          <table:table-cell office:value-type="float" office:value="0.158564445245022">
            <text:p>0,1585644452</text:p>
          </table:table-cell>
          <table:table-cell office:value-type="float" office:value="0.202792417308817">
            <text:p>0,2027924173</text:p>
          </table:table-cell>
          <table:table-cell table:formula="of:=12/[.A7]" office:value-type="float" office:value="1.71428571428571">
            <text:p>1,7142857143</text:p>
          </table:table-cell>
          <table:table-cell table:formula="of:=[.F6]-[.B7]" office:value-type="float" office:value="0.771302390259242">
            <text:p>0,7713023903</text:p>
          </table:table-cell>
          <table:table-cell table:formula="of:=[.G6]-[.C7]" office:value-type="float" office:value="0.33787958688961">
            <text:p>0,3378795869</text:p>
          </table:table-cell>
          <table:table-cell table:formula="of:=[.H6]-[.D7]" office:value-type="float" office:value="0.487692907019546">
            <text:p>0,48769290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98910252200723">
            <text:p>0,6989102522</text:p>
          </table:table-cell>
          <table:table-cell office:value-type="float" office:value="0.312893400128867">
            <text:p>0,3128934001</text:p>
          </table:table-cell>
          <table:table-cell office:value-type="float" office:value="0.44919028457222">
            <text:p>0,4491902846</text:p>
          </table:table-cell>
          <table:table-cell table:formula="of:=12/[.A8]" office:value-type="float" office:value="2">
            <text:p>2</text:p>
          </table:table-cell>
          <table:table-cell table:formula="of:=[.F7]-[.B8]" office:value-type="float" office:value="0.0723921380585196">
            <text:p>0,0723921381</text:p>
          </table:table-cell>
          <table:table-cell table:formula="of:=[.G7]-[.C8]" office:value-type="float" office:value="0.0249861867607421">
            <text:p>0,0249861868</text:p>
          </table:table-cell>
          <table:table-cell table:formula="of:=[.H7]-[.D8]" office:value-type="float" office:value="0.0385026224473255">
            <text:p>0,038502622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716998094706577">
            <text:p>0,0716998095</text:p>
          </table:table-cell>
          <table:table-cell office:value-type="float" office:value="0.0247134371988893">
            <text:p>0,0247134372</text:p>
          </table:table-cell>
          <table:table-cell office:value-type="float" office:value="0.0381415632317184">
            <text:p>0,0381415632</text:p>
          </table:table-cell>
          <table:table-cell table:formula="of:=12/[.A9]" office:value-type="float" office:value="2.4">
            <text:p>2,4</text:p>
          </table:table-cell>
          <table:table-cell table:formula="of:=[.F8]-[.B9]" office:value-type="float" office:value="0.00069232858786189">
            <text:p>0,0006923286</text:p>
          </table:table-cell>
          <table:table-cell table:formula="of:=[.G8]-[.C9]" office:value-type="float" office:value="0.000272749561852768">
            <text:p>0,0002727496</text:p>
          </table:table-cell>
          <table:table-cell table:formula="of:=[.H8]-[.D9]" office:value-type="float" office:value="0.000361059215607119">
            <text:p>0,000361059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0692279913791949">
            <text:p>0,0006922799</text:p>
          </table:table-cell>
          <table:table-cell office:value-type="float" office:value="0.000272610562294828">
            <text:p>0,0002726106</text:p>
          </table:table-cell>
          <table:table-cell office:value-type="float" office:value="0.000360836388051225">
            <text:p>0,0003608364</text:p>
          </table:table-cell>
          <table:table-cell table:formula="of:=12/[.A10]" office:value-type="float" office:value="3">
            <text:p>3</text:p>
          </table:table-cell>
          <table:table-cell table:formula="of:=[.F9]-[.B10]" office:value-type="float" office:value="0.0000000486740699407037">
            <text:p>4,86740699407037E-008</text:p>
          </table:table-cell>
          <table:table-cell table:formula="of:=[.G9]-[.C10]" office:value-type="float" office:value="0.000000138999557939895">
            <text:p>0,000000139</text:p>
          </table:table-cell>
          <table:table-cell table:formula="of:=[.H9]-[.D10]" office:value-type="float" office:value="0.000000222827555894714">
            <text:p>2,22827555894714E-007</text:p>
          </table:table-cell>
        </table:table-row>
      </table:table>
      <table:table table:name="ccdf7uni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#N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Speedup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0203769544518232">
            <text:p>0,0020376954</text:p>
          </table:table-cell>
          <table:table-cell office:value-type="float" office:value="0.0149512055359794">
            <text:p>0,0149512055</text:p>
          </table:table-cell>
          <table:table-cell table:formula="of:=12/[.A2]" office:value-type="float" office:value="1">
            <text:p>1</text:p>
          </table:table-cell>
          <table:table-cell table:formula="of:=[.F1]-[.B2]" office:value-type="float" office:value="1">
            <text:p>1</text:p>
          </table:table-cell>
          <table:table-cell table:formula="of:=[.G1]-[.C2]" office:value-type="float" office:value="0.997962304554818">
            <text:p>0,9979623046</text:p>
          </table:table-cell>
          <table:table-cell table:formula="of:=[.H1]-[.D2]" office:value-type="float" office:value="0.985048794464021">
            <text:p>0,985048794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313071470191508">
            <text:p>0,031307147</text:p>
          </table:table-cell>
          <table:table-cell office:value-type="float" office:value="0.0494674534406007">
            <text:p>0,0494674534</text:p>
          </table:table-cell>
          <table:table-cell table:formula="of:=12/[.A3]" office:value-type="float" office:value="1.09090909090909">
            <text:p>1,0909090909</text:p>
          </table:table-cell>
          <table:table-cell table:formula="of:=[.F2]-[.B3]" office:value-type="float" office:value="1">
            <text:p>1</text:p>
          </table:table-cell>
          <table:table-cell table:formula="of:=[.G2]-[.C3]" office:value-type="float" office:value="0.966655157535667">
            <text:p>0,9666551575</text:p>
          </table:table-cell>
          <table:table-cell table:formula="of:=[.H2]-[.D3]" office:value-type="float" office:value="0.93558134102342">
            <text:p>0,93558134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35561617182646">
            <text:p>0,1355616172</text:p>
          </table:table-cell>
          <table:table-cell office:value-type="float" office:value="0.0795169235559777">
            <text:p>0,0795169236</text:p>
          </table:table-cell>
          <table:table-cell table:formula="of:=12/[.A4]" office:value-type="float" office:value="1.2">
            <text:p>1,2</text:p>
          </table:table-cell>
          <table:table-cell table:formula="of:=[.F3]-[.B4]" office:value-type="float" office:value="1">
            <text:p>1</text:p>
          </table:table-cell>
          <table:table-cell table:formula="of:=[.G3]-[.C4]" office:value-type="float" office:value="0.831093540353021">
            <text:p>0,8310935404</text:p>
          </table:table-cell>
          <table:table-cell table:formula="of:=[.H3]-[.D4]" office:value-type="float" office:value="0.856064417467442">
            <text:p>0,856064417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17825582556608">
            <text:p>0,3178255826</text:p>
          </table:table-cell>
          <table:table-cell office:value-type="float" office:value="0.164304114538929">
            <text:p>0,1643041145</text:p>
          </table:table-cell>
          <table:table-cell table:formula="of:=12/[.A5]" office:value-type="float" office:value="1.33333333333333">
            <text:p>1,3333333333</text:p>
          </table:table-cell>
          <table:table-cell table:formula="of:=[.F4]-[.B5]" office:value-type="float" office:value="1">
            <text:p>1</text:p>
          </table:table-cell>
          <table:table-cell table:formula="of:=[.G4]-[.C5]" office:value-type="float" office:value="0.513267957796413">
            <text:p>0,5132679578</text:p>
          </table:table-cell>
          <table:table-cell table:formula="of:=[.H4]-[.D5]" office:value-type="float" office:value="0.691760302928513">
            <text:p>0,691760302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463528599721548">
            <text:p>0,04635286</text:p>
          </table:table-cell>
          <table:table-cell office:value-type="float" office:value="0.312473456765096">
            <text:p>0,3124734568</text:p>
          </table:table-cell>
          <table:table-cell office:value-type="float" office:value="0.29629865122892">
            <text:p>0,2962986512</text:p>
          </table:table-cell>
          <table:table-cell table:formula="of:=12/[.A6]" office:value-type="float" office:value="1.5">
            <text:p>1,5</text:p>
          </table:table-cell>
          <table:table-cell table:formula="of:=[.F5]-[.B6]" office:value-type="float" office:value="0.953647140027845">
            <text:p>0,95364714</text:p>
          </table:table-cell>
          <table:table-cell table:formula="of:=[.G5]-[.C6]" office:value-type="float" office:value="0.200794501031317">
            <text:p>0,200794501</text:p>
          </table:table-cell>
          <table:table-cell table:formula="of:=[.H5]-[.D6]" office:value-type="float" office:value="0.395461651699593">
            <text:p>0,395461651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19504411135292">
            <text:p>0,4195044111</text:p>
          </table:table-cell>
          <table:table-cell office:value-type="float" office:value="0.124789039810753">
            <text:p>0,1247890398</text:p>
          </table:table-cell>
          <table:table-cell office:value-type="float" office:value="0.224869217080853">
            <text:p>0,2248692171</text:p>
          </table:table-cell>
          <table:table-cell table:formula="of:=12/[.A7]" office:value-type="float" office:value="1.71428571428571">
            <text:p>1,7142857143</text:p>
          </table:table-cell>
          <table:table-cell table:formula="of:=[.F6]-[.B7]" office:value-type="float" office:value="0.534142728892553">
            <text:p>0,5341427289</text:p>
          </table:table-cell>
          <table:table-cell table:formula="of:=[.G6]-[.C7]" office:value-type="float" office:value="0.0760054612205639">
            <text:p>0,0760054612</text:p>
          </table:table-cell>
          <table:table-cell table:formula="of:=[.H6]-[.D7]" office:value-type="float" office:value="0.17059243461874">
            <text:p>0,170592434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80532268741798">
            <text:p>0,4805322687</text:p>
          </table:table-cell>
          <table:table-cell office:value-type="float" office:value="0.0713230714238266">
            <text:p>0,0713230714</text:p>
          </table:table-cell>
          <table:table-cell office:value-type="float" office:value="0.156861610403853">
            <text:p>0,1568616104</text:p>
          </table:table-cell>
          <table:table-cell table:formula="of:=12/[.A8]" office:value-type="float" office:value="2">
            <text:p>2</text:p>
          </table:table-cell>
          <table:table-cell table:formula="of:=[.F7]-[.B8]" office:value-type="float" office:value="0.0536104601507551">
            <text:p>0,0536104602</text:p>
          </table:table-cell>
          <table:table-cell table:formula="of:=[.G7]-[.C8]" office:value-type="float" office:value="0.00468238979673727">
            <text:p>0,0046823898</text:p>
          </table:table-cell>
          <table:table-cell table:formula="of:=[.H7]-[.D8]" office:value-type="float" office:value="0.0137308242148868">
            <text:p>0,013730824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533552261566936">
            <text:p>0,0533552262</text:p>
          </table:table-cell>
          <table:table-cell office:value-type="float" office:value="0.00465609914184413">
            <text:p>0,0046560991</text:p>
          </table:table-cell>
          <table:table-cell office:value-type="float" office:value="0.0136726338662489">
            <text:p>0,0136726339</text:p>
          </table:table-cell>
          <table:table-cell table:formula="of:=12/[.A9]" office:value-type="float" office:value="2.4">
            <text:p>2,4</text:p>
          </table:table-cell>
          <table:table-cell table:formula="of:=[.F8]-[.B9]" office:value-type="float" office:value="0.0002552339940615">
            <text:p>0,000255234</text:p>
          </table:table-cell>
          <table:table-cell table:formula="of:=[.G8]-[.C9]" office:value-type="float" office:value="0.0000262906548931388">
            <text:p>2,62906548931388E-005</text:p>
          </table:table-cell>
          <table:table-cell table:formula="of:=[.H8]-[.D9]" office:value-type="float" office:value="0.0000581903486378803">
            <text:p>5,81903486378803E-00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0255165779741215">
            <text:p>0,0002551658</text:p>
          </table:table-cell>
          <table:table-cell office:value-type="float" office:value="0.0000259993901818639">
            <text:p>2,59993901818639E-005</text:p>
          </table:table-cell>
          <table:table-cell office:value-type="float" office:value="0.0000578831253779254">
            <text:p>5,78831253779254E-005</text:p>
          </table:table-cell>
          <table:table-cell table:formula="of:=12/[.A10]" office:value-type="float" office:value="3">
            <text:p>3</text:p>
          </table:table-cell>
          <table:table-cell table:formula="of:=[.F9]-[.B10]" office:value-type="float" office:value="0.0000000682143202850299">
            <text:p>6,82143202850299E-008</text:p>
          </table:table-cell>
          <table:table-cell table:formula="of:=[.G9]-[.C10]" office:value-type="float" office:value="0.000000291264711274931">
            <text:p>2,91264711274931E-007</text:p>
          </table:table-cell>
          <table:table-cell table:formula="of:=[.H9]-[.D10]" office:value-type="float" office:value="0.000000307223259954966">
            <text:p>3,07223259954966E-007</text:p>
          </table:table-cell>
        </table:table-row>
      </table:table>
      <table:named-expressions/>
      <table:database-ranges>
        <table:database-range table:name="__Anonymous_Sheet_DB__0" table:target-range-address="ccdf5pre.A1:ccdf5pre.E12">
          <table:sort>
            <table:sort-by table:field-number="4" table:data-type="automatic"/>
          </table:sort>
        </table:database-range>
        <table:database-range table:name="__Anonymous_Sheet_DB__1" table:target-range-address="ccdf5uni.A1:ccdf5uni.E12">
          <table:sort>
            <table:sort-by table:field-number="4" table:data-type="automatic"/>
          </table:sort>
        </table:database-range>
        <table:database-range table:name="__Anonymous_Sheet_DB__2" table:target-range-address="ccdf7pre.A1:ccdf7pre.E10">
          <table:sort>
            <table:sort-by table:field-number="4" table:data-type="automatic"/>
          </table:sort>
        </table:database-range>
        <table:database-range table:name="__Anonymous_Sheet_DB__3" table:target-range-address="ccdf7uni.A1:ccdf7uni.E10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20:11:00</meta:creation-date>
    <dc:date>2013-01-21T20:23:26</dc:date>
    <meta:editing-duration>PT10M35S</meta:editing-duration>
    <meta:editing-cycles>4</meta:editing-cycles>
    <meta:generator>LibreOffice/3.6$Linux_X86_64 LibreOffice_project/360m1$Build-3</meta:generator>
    <meta:document-statistic meta:table-count="4" meta:cell-count="352" meta:object-count="0"/>
  </office:meta>
</office:document-meta>
</file>